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ftReferenceSymbolTable.cl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ftReferenceSymbolTable.SoftReferenceSymbo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REntryData.SREntryData( String internedSymb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ftReferenceSymbolTable.SoftReferenceSymbolTable( int initialCapacity , float loadFac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REntry.initialize( SREntry next , int buck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REntryData.SREntryData( String internedSymbol , char [ ] ch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ftReferenceSymbolTable.SoftReferenceSymbolTable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erenceSymbolTable.rehas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REntry.SREntry( String internedSymbol , char [ ] ch , int offset , int length , SREntry next , int bucket , ReferenceQueue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erenceSymbolTable.containsSymbol( char [ ] buffer , int offset , int leng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ftReferenceSymbolTable.removeEntry( SREntry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ftReferenceSymbolTable.containsSymbol( String symbo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ftReferenceSymbolTable.addSymbol( String symbo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REntry.SREntry( String internedSymbol , SREntry next , int bucket , ReferenceQueue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erenceSymbolTable.addSymbol( char [ ] buffer , int offset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